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&quot;Liberation Sans1&quot;" svg:font-family="'&quot;Liberation Sans1&quot;'"/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2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bold" style:font-size-asian="11pt" style:font-style-asian="normal" style:font-weight-asian="bold" style:font-name-complex="&quot;Liberation Sans&quot;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12pt" fo:font-style="normal" fo:text-shadow="none" style:text-underline-style="none" fo:font-weight="normal" style:font-size-asian="12pt" style:font-style-asian="normal" style:font-weight-asian="normal" style:font-name-complex="&quot;Liberation Sans1&quot;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6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7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bold" style:font-size-asian="11pt" style:font-style-asian="normal" style:font-weight-asian="bold" style:font-name-complex="&quot;Liberation Sans&quot;" style:font-size-complex="11pt" style:font-style-complex="normal" style:font-weight-complex="bold"/>
    </style:style>
    <style:style style:name="ce1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2">
      <style:table-cell-properties fo:background-color="#cfe7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 style:data-style-name="N2">
      <style:table-cell-properties fo:background-color="#cfe7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bold" style:font-size-asian="11pt" style:font-style-asian="normal" style:font-weight-asian="bold" style:font-name-complex="&quot;Liberation Sans&quot;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ackground-color="#ddddd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bold" style:font-size-asian="11pt" style:font-style-asian="normal" style:font-weight-asian="bold" style:font-name-complex="&quot;Liberation Sans&quot;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CPU C=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 table:number-columns-spanned="4" table:number-rows-spanned="1">
            <text:p>optimizations</text:p>
          </table:table-cell>
          <table:covered-table-cell table:number-columns-repeated="2" table:style-name="ce14"/>
          <table:covered-table-cell table:style-name="ce19"/>
          <table:table-cell table:style-name="ce20"/>
          <table:table-cell table:style-name="ce22" office:value-type="string" calcext:value-type="string" table:number-columns-spanned="6" table:number-rows-spanned="1">
            <text:p>concurrency level</text:p>
          </table:table-cell>
          <table:covered-table-cell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2" office:value-type="string" calcext:value-type="string">
            <text:p>Level: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tarea01</text:p>
          </table:table-cell>
          <table:table-cell table:style-name="ce9" office:value-type="string" calcext:value-type="string">
            <text:p>tarea02</text:p>
          </table:table-cell>
          <table:table-cell table:style-name="ce9" office:value-type="string" calcext:value-type="string">
            <text:p>optim01</text:p>
          </table:table-cell>
          <table:table-cell table:style-name="ce9" office:value-type="string" calcext:value-type="string">
            <text:p>optim02</text:p>
          </table:table-cell>
          <table:table-cell table:style-name="ce9" office:value-type="string" calcext:value-type="string">
            <text:p>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0.5C</text:p>
          </table:table-cell>
          <table:table-cell table:style-name="ce9" office:value-type="string" calcext:value-type="string">
            <text:p>1C</text:p>
          </table:table-cell>
          <table:table-cell table:style-name="ce9" office:value-type="string" calcext:value-type="string">
            <text:p>2C</text:p>
          </table:table-cell>
          <table:table-cell table:style-name="ce9" office:value-type="string" calcext:value-type="string">
            <text:p>4C</text:p>
          </table:table-cell>
          <table:table-cell table:style-name="ce9"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est File</text:p>
          </table:table-cell>
          <table:table-cell table:style-name="ce2" office:value-type="string" calcext:value-type="string">
            <text:p>Threads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5" office:value-type="float" office:value="8" calcext:value-type="float">
            <text:p>8</text:p>
          </table:table-cell>
          <table:table-cell table:style-name="ce21" office:value-type="string" calcext:value-type="string">
            <text:p>1 (S)</text:p>
          </table:table-cell>
          <table:table-cell table:style-name="ce23" office:value-type="string" calcext:value-type="string">
            <text:p>1</text:p>
          </table:table-cell>
          <table:table-cell table:style-name="ce23" table:formula="of:=4" office:value-type="float" office:value="4" calcext:value-type="float">
            <text:p>4</text:p>
          </table:table-cell>
          <table:table-cell table:style-name="ce23" table:formula="of:=8" office:value-type="float" office:value="8" calcext:value-type="float">
            <text:p>8</text:p>
          </table:table-cell>
          <table:table-cell table:style-name="ce23" table:formula="of:=16" office:value-type="float" office:value="16" calcext:value-type="float">
            <text:p>16</text:p>
          </table:table-cell>
          <table:table-cell table:style-name="ce23" office:value-type="string" calcext:value-type="string">
            <text:p>32</text:p>
          </table:table-cell>
          <table:table-cell table:style-name="ce23" office:value-type="string" calcext:value-type="string">
            <text:p>678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nput015.txt</text:p>
          </table:table-cell>
          <table:table-cell table:style-name="ce6" office:value-type="string" calcext:value-type="string">
            <text:p>Duration</text:p>
          </table:table-cell>
          <table:table-cell table:number-columns-repeated="2" table:style-name="ce11" office:value-type="float" office:value="164.815885881" calcext:value-type="float">
            <text:p>164.82</text:p>
          </table:table-cell>
          <table:table-cell table:style-name="ce11" office:value-type="float" office:value="20.521504035" calcext:value-type="float">
            <text:p>20.52</text:p>
          </table:table-cell>
          <table:table-cell table:style-name="ce11" office:value-type="float" office:value="19.650416779" calcext:value-type="float">
            <text:p>19.65</text:p>
          </table:table-cell>
          <table:table-cell table:style-name="ce11" office:value-type="float" office:value="4.015300415" calcext:value-type="float">
            <text:p>4.02</text:p>
          </table:table-cell>
          <table:table-cell table:style-name="ce11" table:formula="of:=[.C4]" office:value-type="float" office:value="164.8158859" calcext:value-type="float">
            <text:p>164.82</text:p>
          </table:table-cell>
          <table:table-cell table:style-name="ce11" office:value-type="float" office:value="31.64" calcext:value-type="float">
            <text:p>31.64</text:p>
          </table:table-cell>
          <table:table-cell table:style-name="ce8" office:value-type="float" office:value="7.97" calcext:value-type="float">
            <text:p>7.97</text:p>
          </table:table-cell>
          <table:table-cell table:number-columns-repeated="3" table:style-name="ce8" office:value-type="float" office:value="4.01" calcext:value-type="float">
            <text:p>4.01</text:p>
          </table:table-cell>
          <table:table-cell table:style-name="ce8" office:value-type="float" office:value="4.11" calcext:value-type="float">
            <text:p>4.1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Input Size:</text:p>
          </table:table-cell>
          <table:table-cell table:style-name="ce6" office:value-type="string" calcext:value-type="string">
            <text:p>Speedup</text:p>
          </table:table-cell>
          <table:table-cell table:style-name="ce12" table:formula="of:=[.C4]/[.C4]" office:value-type="float" office:value="1" calcext:value-type="float">
            <text:p>1.00</text:p>
          </table:table-cell>
          <table:table-cell table:style-name="ce12" table:formula="of:=[.D4]/[.D4]" office:value-type="float" office:value="1" calcext:value-type="float">
            <text:p>1.00</text:p>
          </table:table-cell>
          <table:table-cell table:style-name="ce12" table:formula="of:=[.$C4]/[.E4]" office:value-type="float" office:value="8.03137458150738" calcext:value-type="float">
            <text:p>8.03</text:p>
          </table:table-cell>
          <table:table-cell table:style-name="ce12" table:formula="of:=[.$C4]/[.F4]" office:value-type="float" office:value="8.38739899181861" calcext:value-type="float">
            <text:p>8.39</text:p>
          </table:table-cell>
          <table:table-cell table:style-name="ce12" table:formula="of:=[.$C4]/[.G4]" office:value-type="float" office:value="41.0469625797601" calcext:value-type="float">
            <text:p>41.05</text:p>
          </table:table-cell>
          <table:table-cell table:style-name="ce12" table:formula="of:=[.$C4]/[.H4]" office:value-type="float" office:value="0.99999999988472" calcext:value-type="float">
            <text:p>1.00</text:p>
          </table:table-cell>
          <table:table-cell table:style-name="ce12" table:formula="of:=[.$H4]/[.I4]" office:value-type="float" office:value="5.20909879582807" calcext:value-type="float">
            <text:p>5.21</text:p>
          </table:table-cell>
          <table:table-cell table:style-name="ce12" table:formula="of:=[.$H4]/[.J4]" office:value-type="float" office:value="20.6795339899624" calcext:value-type="float">
            <text:p>20.68</text:p>
          </table:table-cell>
          <table:table-cell table:style-name="ce12" table:formula="of:=[.$H4]/[.K4]" office:value-type="float" office:value="41.1012184289277" calcext:value-type="float">
            <text:p>41.10</text:p>
          </table:table-cell>
          <table:table-cell table:style-name="ce12" table:formula="of:=[.$H4]/[.L4]" office:value-type="float" office:value="41.1012184289277" calcext:value-type="float">
            <text:p>41.10</text:p>
          </table:table-cell>
          <table:table-cell table:style-name="ce12" table:formula="of:=[.$H4]/[.M4]" office:value-type="float" office:value="41.1012184289277" calcext:value-type="float">
            <text:p>41.10</text:p>
          </table:table-cell>
          <table:table-cell table:style-name="ce12" table:formula="of:=[.$H4]/[.N4]" office:value-type="float" office:value="40.101188783455" calcext:value-type="float">
            <text:p>40.10</text:p>
          </table:table-cell>
          <table:table-cell table:number-columns-repeated="1010"/>
        </table:table-row>
        <table:table-row table:style-name="ro1">
          <table:table-cell table:style-name="ce4" office:value-type="float" office:value="6785" calcext:value-type="float">
            <text:p>6,785</text:p>
          </table:table-cell>
          <table:table-cell table:style-name="ce7" office:value-type="string" calcext:value-type="string">
            <text:p>Efficiency</text:p>
          </table:table-cell>
          <table:table-cell table:style-name="ce12" table:formula="of:=[.C5]/[.C5]" office:value-type="float" office:value="1" calcext:value-type="float">
            <text:p>1.00</text:p>
          </table:table-cell>
          <table:table-cell table:style-name="ce12" table:formula="of:=[.D5]/[.D5]" office:value-type="float" office:value="1" calcext:value-type="float">
            <text:p>1.00</text:p>
          </table:table-cell>
          <table:table-cell table:style-name="ce16" table:formula="of:=[.E5]/[.$C1]" office:value-type="float" office:value="1.00392182268842" calcext:value-type="float">
            <text:p>1.00</text:p>
          </table:table-cell>
          <table:table-cell table:style-name="ce16" table:formula="of:=[.F5]/[.$C1]" office:value-type="float" office:value="1.04842487397733" calcext:value-type="float">
            <text:p>1.05</text:p>
          </table:table-cell>
          <table:table-cell table:style-name="ce16" table:formula="of:=[.G5]/[.$C1]" office:value-type="float" office:value="5.13087032247001" calcext:value-type="float">
            <text:p>5.13</text:p>
          </table:table-cell>
          <table:table-cell table:style-name="ce16" table:formula="of:=[.H5]/1" office:value-type="float" office:value="1" calcext:value-type="float">
            <text:p>1.00</text:p>
          </table:table-cell>
          <table:table-cell table:style-name="ce16" table:formula="of:=[.I5]/[.$C1]" office:value-type="float" office:value="0.651137349478508" calcext:value-type="float">
            <text:p>0.65</text:p>
          </table:table-cell>
          <table:table-cell table:style-name="ce16" table:formula="of:=[.J5]/[.$C1]" office:value-type="float" office:value="2.5849417487453" calcext:value-type="float">
            <text:p>2.58</text:p>
          </table:table-cell>
          <table:table-cell table:style-name="ce16" table:formula="of:=[.K5]/[.$C1]" office:value-type="float" office:value="5.13765230361596" calcext:value-type="float">
            <text:p>5.14</text:p>
          </table:table-cell>
          <table:table-cell table:style-name="ce16" table:formula="of:=[.L5]/[.$C1]" office:value-type="float" office:value="5.13765230361596" calcext:value-type="float">
            <text:p>5.14</text:p>
          </table:table-cell>
          <table:table-cell table:style-name="ce16" table:formula="of:=[.M5]/[.$C1]" office:value-type="float" office:value="5.13765230361596" calcext:value-type="float">
            <text:p>5.14</text:p>
          </table:table-cell>
          <table:table-cell table:style-name="ce16" table:formula="of:=[.N5]/[.$C1]" office:value-type="float" office:value="5.01264859793187" calcext:value-type="float">
            <text:p>5.01</text:p>
          </table:table-cell>
          <table:table-cell table:number-columns-repeated="1010"/>
        </table:table-row>
        <table:table-row table:style-name="ro1">
          <table:table-cell table:style-name="ce5" table:number-columns-repeated="14"/>
          <table:table-cell table:number-columns-repeated="1010"/>
        </table:table-row>
        <table:table-row table:style-name="ro1">
          <table:table-cell table:number-columns-repeated="2"/>
          <table:table-cell table:style-name="ce13"/>
          <table:table-cell/>
          <table:table-cell table:style-name="ce17" table:number-columns-repeated="8"/>
          <table:table-cell table:style-name="ce5" table:number-columns-repeated="2"/>
          <table:table-cell table:number-columns-repeated="1010"/>
        </table:table-row>
        <table:table-row table:style-name="ro1">
          <table:table-cell table:style-name="ce5">
            <draw:frame table:end-cell-address="'Hoja 1'.G26" table:end-x="47.82pt" table:end-y="15pt" draw:z-index="0" draw:name="Chart 1" draw:style-name="gr1" draw:text-style-name="P1" svg:width="528.72pt" svg:height="277.48pt" svg:x="0pt" svg:y="5.24pt">
              <draw:object draw:notify-on-update-of-ranges="'Hoja 1'.D2:'Hoja 1'.G2 'Hoja 1'.D4:'Hoja 1'.G4 'Hoja 1'.D5:'Hoja 1'.G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5"/>
          <table:table-cell table:number-columns-repeated="5"/>
          <table:table-cell table:style-name="ce5">
            <draw:frame table:end-cell-address="'Hoja 1'.O26" table:end-x="7.43pt" table:end-y="15.76pt" draw:z-index="1" draw:name="Chart 2" draw:style-name="gr1" draw:text-style-name="P1" svg:width="551.23pt" svg:height="277.48pt" svg:x="17.26pt" svg:y="6.01pt">
              <draw:object draw:notify-on-update-of-ranges="'Hoja 1'.D2:'Hoja 1'.G2 'Hoja 1'.D5:'Hoja 1'.G5 'Hoja 1'.D6:'Hoja 1'.G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5" table:number-columns-repeated="14"/>
          <table:table-cell table:number-columns-repeated="1010"/>
        </table:table-row>
        <table:table-row table:style-name="ro1">
          <table:table-cell table:style-name="ce5" table:number-columns-repeated="2"/>
          <table:table-cell table:number-columns-repeated="5"/>
          <table:table-cell table:style-name="ce5" table:number-columns-repeated="7"/>
          <table:table-cell table:number-columns-repeated="1010"/>
        </table:table-row>
        <table:table-row table:style-name="ro1">
          <table:table-cell table:style-name="ce5" table:number-columns-repeated="14"/>
          <table:table-cell table:number-columns-repeated="1010"/>
        </table:table-row>
        <table:table-row table:style-name="ro1" table:number-rows-repeated="3">
          <table:table-cell table:style-name="ce5" table:number-columns-repeated="14"/>
          <table:table-cell table:number-columns-repeated="1010"/>
        </table:table-row>
        <table:table-row table:style-name="ro2" table:number-rows-repeated="12">
          <table:table-cell table:number-columns-repeated="1024"/>
        </table:table-row>
        <table:table-row table:style-name="ro1">
          <table:table-cell table:style-name="ce5" table:number-columns-repeated="4"/>
          <table:table-cell table:style-name="ce18" table:number-columns-spanned="9" table:number-rows-spanned="1"/>
          <table:covered-table-cell table:number-columns-repeated="8"/>
          <table:table-cell table:number-columns-repeated="1011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>
            <draw:frame table:end-cell-address="'Hoja 1'.K68" table:end-x="13.72pt" table:end-y="0.74pt" draw:z-index="2" draw:name="Chart 3" draw:style-name="gr1" draw:text-style-name="P1" svg:width="815.22pt" svg:height="321.73pt" svg:x="0pt" svg:y="9.75pt">
              <draw:object draw:notify-on-update-of-ranges="'Hoja 1'.H3:'Hoja 1'.N3 'Hoja 1'.H5:'Hoja 1'.N5 'Hoja 1'.H6:'Hoja 1'.N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&quot;Liberation Sans1&quot;" svg:font-family="'&quot;Liberation Sans1&quot;'"/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3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tru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4285f4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9" style:family="chart">
      <style:graphic-properties svg:stroke-width="0.018cm" svg:stroke-color="#b7b7b7"/>
    </style:style>
    <style:style style:name="ch10" style:family="chart" style:data-style-name="N0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>
      <style:chart-properties chart:auto-position="true" style:rotation-angle="90"/>
      <style:text-properties fo:color="#cc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12" style:family="chart" style:data-style-name="N0">
      <style:chart-properties chart:symbol-type="named-symbol" chart:symbol-name="circle" chart:symbol-width="0.353cm" chart:symbol-height="0.353cm" chart:link-data-style-to-source="tru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53cm" svg:stroke-color="#4285f4"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chart:symbol-type="named-symbol" chart:symbol-name="circle" chart:symbol-width="0.353cm" chart:symbol-height="0.353cm" chart:link-data-style-to-source="tru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ea4335" draw:fill-color="#ea4335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8.653cm" svg:height="9.79cm" xlink:href=".." xlink:type="simple" chart:class="chart:line" chart:style-name="ch1">
        <chart:legend chart:legend-position="top" svg:x="6.043cm" svg:y="0.185cm" style:legend-expansion="wide" chart:style-name="ch2"/>
        <chart:plot-area chart:style-name="ch3" table:cell-range-address="'Hoja 1'.D2:'Hoja 1'.G2 'Hoja 1'.D4:'Hoja 1'.G5" chart:data-source-has-labels="both" svg:x="2.482cm" svg:y="2.075cm" svg:width="13.968cm" svg:height="6.867cm">
          <chartooo:coordinate-region svg:x="3.139cm" svg:y="2.275cm" svg:width="12.689cm" svg:height="6.17cm"/>
          <chart:axis chart:dimension="x" chart:name="primary-x" chart:style-name="ch4" chartooo:axis-type="text">
            <chart:title svg:x="8.634cm" svg:y="9.138cm" chart:style-name="ch5">
              <text:p>Versiones</text:p>
            </chart:title>
            <chart:categories table:cell-range-address="'Hoja 1'.D2:'Hoja 1'.G2"/>
          </chart:axis>
          <chart:axis chart:dimension="x" chart:name="secondary-x" chart:style-name="ch6"/>
          <chart:axis chart:dimension="y" chart:name="primary-y" chart:style-name="ch7">
            <chart:title svg:x="1.5cm" svg:y="7.424cm" chart:style-name="ch8">
              <text:p>Duración en segundos</text:p>
            </chart:title>
            <chart:grid chart:style-name="ch9" chart:class="major"/>
          </chart:axis>
          <chart:axis chart:dimension="y" chart:name="secondary-y" chart:style-name="ch10">
            <chart:title svg:x="16.824cm" svg:y="7.067cm" chart:style-name="ch11">
              <text:p>Speedup en veces</text:p>
            </chart:title>
          </chart:axis>
          <chart:series chart:attached-axis="primary-y" chart:style-name="ch12" chart:values-cell-range-address="'Hoja 1'.D4:'Hoja 1'.G4" loext:label-string="&quot;Duración&quot;" chart:class="chart:line">
            <chart:data-point chart:repeated="2"/>
            <chart:data-point chart:style-name="ch13"/>
            <chart:data-point/>
          </chart:series>
          <chart:series chart:attached-axis="secondary-y" chart:style-name="ch14" chart:values-cell-range-address="'Hoja 1'.D5:'Hoja 1'.G5" loext:label-string="&quot;Speedup&quot;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ción</text:p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tarea01</text:p>
                <draw:g>
                  <svg:desc>'Hoja 1'.D2:'Hoja 1'.G2</svg:desc>
                </draw:g>
              </table:table-cell>
              <table:table-cell office:value-type="float" office:value="164.815885881">
                <text:p>164.815885881</text:p>
                <draw:g>
                  <svg:desc>'Hoja 1'.D4:'Hoja 1'.G4</svg:desc>
                </draw:g>
              </table:table-cell>
              <table:table-cell office:value-type="float" office:value="1">
                <text:p>1</text:p>
                <draw:g>
                  <svg:desc>'Hoja 1'.D5:'Hoja 1'.G5</svg:desc>
                </draw:g>
              </table:table-cell>
            </table:table-row>
            <table:table-row>
              <table:table-cell office:value-type="string">
                <text:p>tarea02</text:p>
              </table:table-cell>
              <table:table-cell office:value-type="float" office:value="20.521504035">
                <text:p>20.521504035</text:p>
              </table:table-cell>
              <table:table-cell office:value-type="float" office:value="8.03137458150738">
                <text:p>8.03137458150738</text:p>
              </table:table-cell>
            </table:table-row>
            <table:table-row>
              <table:table-cell office:value-type="string">
                <text:p>optim01</text:p>
              </table:table-cell>
              <table:table-cell office:value-type="float" office:value="19.650416779">
                <text:p>19.650416779</text:p>
              </table:table-cell>
              <table:table-cell office:value-type="float" office:value="8.38739899181861">
                <text:p>8.38739899181861</text:p>
              </table:table-cell>
            </table:table-row>
            <table:table-row>
              <table:table-cell office:value-type="string">
                <text:p>optim02</text:p>
              </table:table-cell>
              <table:table-cell office:value-type="float" office:value="4.015300415">
                <text:p>4.015300415</text:p>
              </table:table-cell>
              <table:table-cell office:value-type="float" office:value="41.0469625797601">
                <text:p>41.04696257976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2="1" draw:dots2-length="0.212cm" draw:distance="0.159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tick-marks-minor-inner="true" chart:tick-marks-min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4285f4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9" style:family="chart">
      <style:graphic-properties svg:stroke-width="0.018cm" svg:stroke-color="#b7b7b7"/>
    </style:style>
    <style:style style:name="ch10" style:family="chart" style:data-style-name="N0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>
      <style:chart-properties chart:auto-position="true" style:rotation-angle="90"/>
      <style:text-properties fo:color="#cc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12" style:family="chart" style:data-style-name="N0">
      <style:chart-properties chart:symbol-type="named-symbol" chart:symbol-name="circle" chart:symbol-width="0.353cm" chart:symbol-height="0.353cm" chart:link-data-style-to-source="tru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53cm" svg:stroke-color="#4285f4"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3" style:family="chart">
      <style:chart-properties chart:solid-type="cuboid" chart:label-position="bottom"/>
    </style:style>
    <style:style style:name="ch14" style:family="chart">
      <style:chart-properties chart:solid-type="cuboid" chart:label-position="bottom-right"/>
    </style:style>
    <style:style style:name="ch15" style:family="chart">
      <style:chart-properties chart:solid-type="cuboid" chart:label-position="top-right"/>
    </style:style>
    <style:style style:name="ch16" style:family="chart" style:data-style-name="N0">
      <style:chart-properties chart:symbol-type="named-symbol" chart:symbol-name="circle" chart:symbol-width="0.353cm" chart:symbol-height="0.353cm" chart:link-data-style-to-source="tru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ea4335" draw:fill-color="#ea4335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19.447cm" svg:height="9.79cm" xlink:href=".." xlink:type="simple" chart:class="chart:line" chart:style-name="ch1">
        <chart:legend chart:legend-position="top" svg:x="6.36cm" svg:y="0.185cm" style:legend-expansion="wide" chart:style-name="ch2"/>
        <chart:plot-area chart:style-name="ch3" table:cell-range-address="'Hoja 1'.D2:'Hoja 1'.G2 'Hoja 1'.D5:'Hoja 1'.G6" chart:data-source-has-labels="both" svg:x="2.082cm" svg:y="2.305cm" svg:width="15.661cm" svg:height="6.556cm">
          <chartooo:coordinate-region svg:x="2.651cm" svg:y="2.504cm" svg:width="14.482cm" svg:height="5.86cm"/>
          <chart:axis chart:dimension="x" chart:name="primary-x" chart:style-name="ch4" chartooo:axis-type="text">
            <chart:title svg:x="9.08cm" svg:y="9.057cm" chart:style-name="ch5">
              <text:p>Versiones</text:p>
            </chart:title>
            <chart:categories table:cell-range-address="'Hoja 1'.D2:'Hoja 1'.G2"/>
          </chart:axis>
          <chart:axis chart:dimension="x" chart:name="secondary-x" chart:style-name="ch6"/>
          <chart:axis chart:dimension="y" chart:name="primary-y" chart:style-name="ch7">
            <chart:title svg:x="1.085cm" svg:y="7.142cm" chart:style-name="ch8">
              <text:p>Speedup en veces</text:p>
            </chart:title>
            <chart:grid chart:style-name="ch9" chart:class="major"/>
          </chart:axis>
          <chart:axis chart:dimension="y" chart:name="secondary-y" chart:style-name="ch10">
            <chart:title svg:x="18.132cm" svg:y="7.804cm" chart:style-name="ch11">
              <text:p>Eficiencia (Speedup/hilos)</text:p>
            </chart:title>
          </chart:axis>
          <chart:series chart:attached-axis="primary-y" chart:style-name="ch12" chart:values-cell-range-address="'Hoja 1'.D5:'Hoja 1'.G5" loext:label-string="&quot;Speedup&quot;" chart:class="chart:line">
            <chart:data-point chart:style-name="ch13"/>
            <chart:data-point chart:style-name="ch14" chart:repeated="2"/>
            <chart:data-point chart:style-name="ch15"/>
          </chart:series>
          <chart:series chart:attached-axis="secondary-y" chart:style-name="ch16" chart:values-cell-range-address="'Hoja 1'.D6:'Hoja 1'.G6" loext:label-string="&quot;Eficiencia&quot;" chart:class="chart:line">
            <chart:data-point chart:style-name="ch13"/>
            <chart:data-point chart:style-name="ch14" chart:repeated="2"/>
            <chart:data-point chart:style-name="ch1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  <table:table-cell office:value-type="string">
                <text:p>Eficiencia</text:p>
              </table:table-cell>
            </table:table-row>
          </table:table-header-rows>
          <table:table-rows>
            <table:table-row>
              <table:table-cell office:value-type="string">
                <text:p>tarea01</text:p>
                <draw:g>
                  <svg:desc>'Hoja 1'.D2:'Hoja 1'.G2</svg:desc>
                </draw:g>
              </table:table-cell>
              <table:table-cell office:value-type="float" office:value="1">
                <text:p>1</text:p>
                <draw:g>
                  <svg:desc>'Hoja 1'.D5:'Hoja 1'.G5</svg:desc>
                </draw:g>
              </table:table-cell>
              <table:table-cell office:value-type="float" office:value="1">
                <text:p>1</text:p>
                <draw:g>
                  <svg:desc>'Hoja 1'.D6:'Hoja 1'.G6</svg:desc>
                </draw:g>
              </table:table-cell>
            </table:table-row>
            <table:table-row>
              <table:table-cell office:value-type="string">
                <text:p>tarea02</text:p>
              </table:table-cell>
              <table:table-cell office:value-type="float" office:value="8.03137458150738">
                <text:p>8.03137458150738</text:p>
              </table:table-cell>
              <table:table-cell office:value-type="float" office:value="1.00392182268842">
                <text:p>1.00392182268842</text:p>
              </table:table-cell>
            </table:table-row>
            <table:table-row>
              <table:table-cell office:value-type="string">
                <text:p>optim01</text:p>
              </table:table-cell>
              <table:table-cell office:value-type="float" office:value="8.38739899181861">
                <text:p>8.38739899181861</text:p>
              </table:table-cell>
              <table:table-cell office:value-type="float" office:value="1.04842487397733">
                <text:p>1.04842487397733</text:p>
              </table:table-cell>
            </table:table-row>
            <table:table-row>
              <table:table-cell office:value-type="string">
                <text:p>optim02</text:p>
              </table:table-cell>
              <table:table-cell office:value-type="float" office:value="41.0469625797601">
                <text:p>41.0469625797601</text:p>
              </table:table-cell>
              <table:table-cell office:value-type="float" office:value="5.13087032247001">
                <text:p>5.130870322470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2="1" draw:dots2-length="0.212cm" draw:distance="0.159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treat-empty-cells="use-zero" chart:data-label-number="value" chart:data-label-text="false" chart:data-label-symbol="false"/>
    </style:style>
    <style:style style:name="ch4" style:family="chart" style:data-style-name="N10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style:rotation-angle="0"/>
      <style:text-properties fo:color="#000000" style:text-position="0% 100%" fo:font-family="Arial" fo:font-size="14pt" style:font-family-asian="Arial" style:font-size-asian="14pt" style:font-family-complex="Arial" style:font-size-complex="14pt"/>
    </style:style>
    <style:style style:name="ch6" style:family="chart" style:data-style-name="N10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tick-marks-minor-inner="true" chart:tick-marks-min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3c78d8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9" style:family="chart">
      <style:graphic-properties svg:stroke-width="0.018cm" svg:stroke-color="#b7b7b7"/>
    </style:style>
    <style:style style:name="ch10" style:family="chart" style:data-style-name="N0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>
      <style:chart-properties chart:auto-position="true" style:rotation-angle="90"/>
      <style:text-properties fo:color="#cc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12" style:family="chart" style:data-style-name="N0">
      <style:chart-properties chart:symbol-type="named-symbol" chart:symbol-name="circle" chart:symbol-width="0.353cm" chart:symbol-height="0.353cm" chart:link-data-style-to-source="tru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53cm" svg:stroke-color="#4285f4"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3" style:family="chart">
      <style:chart-properties chart:solid-type="cuboid" chart:label-position="bottom"/>
    </style:style>
    <style:style style:name="ch14" style:family="chart">
      <style:chart-properties chart:solid-type="cuboid"/>
    </style:style>
    <style:style style:name="ch15" style:family="chart" style:data-style-name="N0">
      <style:chart-properties chart:symbol-type="named-symbol" chart:symbol-name="circle" chart:symbol-width="0.353cm" chart:symbol-height="0.353cm" chart:link-data-style-to-source="tru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ea4335" draw:fill-color="#ea4335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6" style:family="chart">
      <style:chart-properties chart:solid-type="cuboid"/>
      <style:text-properties fo:font-size="12pt" style:font-size-asian="12pt" style:font-size-complex="12pt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28.76cm" svg:height="11.351cm" xlink:href=".." xlink:type="simple" chart:class="chart:line" chart:style-name="ch1">
        <chart:legend chart:legend-position="top" svg:x="11.017cm" svg:y="0.185cm" style:legend-expansion="wide" chart:style-name="ch2"/>
        <chart:plot-area chart:style-name="ch3" table:cell-range-address="'Hoja 1'.H3:'Hoja 1'.N3 'Hoja 1'.H5:'Hoja 1'.N6" chart:data-source-has-labels="both" svg:x="2.286cm" svg:y="2.09cm" svg:width="24.46cm" svg:height="7.773cm">
          <chartooo:coordinate-region svg:x="2.757cm" svg:y="2.289cm" svg:width="23.552cm" svg:height="7.077cm"/>
          <chart:axis chart:dimension="x" chart:name="primary-x" chart:style-name="ch4" chartooo:axis-type="text">
            <chart:title svg:x="1.834cm" svg:y="10.379cm" chart:style-name="ch5">
              <text:p>Numero de threads</text:p>
            </chart:title>
            <chart:categories table:cell-range-address="'Hoja 1'.H3:'Hoja 1'.N3"/>
          </chart:axis>
          <chart:axis chart:dimension="x" chart:name="secondary-x" chart:style-name="ch6"/>
          <chart:axis chart:dimension="y" chart:name="primary-y" chart:style-name="ch7">
            <chart:title svg:x="1.102cm" svg:y="7.535cm" chart:style-name="ch8">
              <text:p>Speedup en veces</text:p>
            </chart:title>
            <chart:grid chart:style-name="ch9" chart:class="major"/>
          </chart:axis>
          <chart:axis chart:dimension="y" chart:name="secondary-y" chart:style-name="ch10">
            <chart:title svg:x="27.322cm" svg:y="8.197cm" chart:style-name="ch11">
              <text:p>Eficiencia (Speedup/hilos)</text:p>
            </chart:title>
          </chart:axis>
          <chart:series chart:attached-axis="primary-y" chart:style-name="ch12" chart:values-cell-range-address="'Hoja 1'.H5:'Hoja 1'.N5" loext:label-string="&quot;Speedup&quot;" chart:class="chart:line">
            <chart:data-point chart:style-name="ch13"/>
            <chart:data-point chart:style-name="ch14" chart:repeated="6"/>
          </chart:series>
          <chart:series chart:attached-axis="secondary-y" chart:style-name="ch15" chart:values-cell-range-address="'Hoja 1'.H6:'Hoja 1'.N6" loext:label-string="&quot;Eficiencia&quot;" chart:class="chart:line">
            <chart:data-point chart:style-name="ch14" chart:repeated="4"/>
            <chart:data-point chart:style-name="ch16"/>
            <chart:data-point chart:style-name="ch14"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  <table:table-cell office:value-type="string">
                <text:p>Eficiencia</text:p>
              </table:table-cell>
            </table:table-row>
          </table:table-header-rows>
          <table:table-rows>
            <table:table-row>
              <table:table-cell office:value-type="string">
                <text:p>1 (S)</text:p>
                <draw:g>
                  <svg:desc>'Hoja 1'.H3:'Hoja 1'.N3</svg:desc>
                </draw:g>
              </table:table-cell>
              <table:table-cell office:value-type="float" office:value="0.99999999988472">
                <text:p>0.99999999988472</text:p>
                <draw:g>
                  <svg:desc>'Hoja 1'.H5:'Hoja 1'.N5</svg:desc>
                </draw:g>
              </table:table-cell>
              <table:table-cell office:value-type="float" office:value="1">
                <text:p>1</text:p>
                <draw:g>
                  <svg:desc>'Hoja 1'.H6:'Hoja 1'.N6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.20909879582807">
                <text:p>5.20909879582807</text:p>
              </table:table-cell>
              <table:table-cell office:value-type="float" office:value="0.651137349478508">
                <text:p>0.6511373494785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.6795339899624">
                <text:p>20.6795339899624</text:p>
              </table:table-cell>
              <table:table-cell office:value-type="float" office:value="2.5849417487453">
                <text:p>2.58494174874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1.1012184289277">
                <text:p>41.1012184289277</text:p>
              </table:table-cell>
              <table:table-cell office:value-type="float" office:value="5.13765230361596">
                <text:p>5.1376523036159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1.1012184289277">
                <text:p>41.1012184289277</text:p>
              </table:table-cell>
              <table:table-cell office:value-type="float" office:value="5.13765230361596">
                <text:p>5.137652303615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.1012184289277">
                <text:p>41.1012184289277</text:p>
              </table:table-cell>
              <table:table-cell office:value-type="float" office:value="5.13765230361596">
                <text:p>5.13765230361596</text:p>
              </table:table-cell>
            </table:table-row>
            <table:table-row>
              <table:table-cell office:value-type="string">
                <text:p>6785</text:p>
              </table:table-cell>
              <table:table-cell office:value-type="float" office:value="40.101188783455">
                <text:p>40.101188783455</text:p>
              </table:table-cell>
              <table:table-cell office:value-type="float" office:value="5.01264859793187">
                <text:p>5.012648597931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2="1" draw:dots2-length="0.212cm" draw:distance="0.159cm"/>
  </office:styles>
</office:document-styles>
</file>